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297" officeooo:paragraph-rsid="00052297"/>
    </style:style>
    <style:style style:name="P2" style:family="paragraph" style:parent-style-name="Standard">
      <style:paragraph-properties fo:text-align="start" style:justify-single-word="false"/>
      <style:text-properties officeooo:rsid="00064a07" officeooo:paragraph-rsid="00064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he Final State Files Are Accessed</text:p>
      <text:p text:style-name="P1"/>
      <text:p text:style-name="P2">The final state data is intialized by the creation of a G4NeutronH[ProcessName]FS object</text:p>
      <text:p text:style-name="P2">The Application of the process to the chosen neutron is also contained within this objec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5-01-04T12:28:48.071758076</meta:creation-date>
    <dc:date>2015-01-04T12:57:43.312598519</dc:date>
    <dc:creator>Wesley Ford</dc:creator>
    <meta:editing-duration>PT13M44S</meta:editing-duration>
    <meta:editing-cycles>1</meta:editing-cycles>
    <meta:document-statistic meta:table-count="0" meta:image-count="0" meta:object-count="0" meta:page-count="1" meta:paragraph-count="3" meta:word-count="35" meta:character-count="215" meta:non-whitespace-character-count="183"/>
    <meta:generator>LibreOffice/4.2.7.2$Linux_X86_64 LibreOffice_project/420$Build-2</meta:generator>
  </office:meta>
</office:document-meta>
</file>